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B1]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K1]+IF(MOD([.J2];2) = 0; VLOOKUP([.J2]/2;[.J:.K];2;0)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K2]+IF(MOD([.J3];2) = 0; VLOOKUP([.J3]/2;[.J:.K];2;0)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B2]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K3]+IF(MOD([.J4];2) = 0; VLOOKUP([.J4]/2;[.J:.K];2;0)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K4]+IF(MOD([.J5];2) = 0; VLOOKUP([.J5]/2;[.J:.K];2;0)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B3]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K5]+IF(MOD([.J6];2) = 0; VLOOKUP([.J6]/2;[.J:.K];2;0); 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"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K6]+IF(MOD([.J7];2) = 0; VLOOKUP([.J7]/2;[.J:.K];2;0); 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B4]"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K7]+IF(MOD([.J8];2) = 0; VLOOKUP([.J8]/2;[.J:.K];2;0)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"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K8]+IF(MOD([.J9];2) = 0; VLOOKUP([.J9]/2;[.J:.K];2;0)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B5]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9]+IF(MOD([.J10];2) = 0; VLOOKUP([.J10]/2;[.J:.K];2;0); 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E10]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0]"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K10]+IF(MOD([.J11];2) = 0; VLOOKUP([.J11]/2;[.J:.K];2;0); 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E11]+[.E6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1]+[.H6]"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K11]+IF(MOD([.J12];2) = 0; VLOOKUP([.J12]/2;[.J:.K];2;0); 0)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E12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12]"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K12]+IF(MOD([.J13];2) = 0; VLOOKUP([.J13]/2;[.J:.K];2;0); 0)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E13]+[.E7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13]+[.H7]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K13]+IF(MOD([.J14];2) = 0; VLOOKUP([.J14]/2;[.J:.K];2;0); 0)"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E14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4]"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14]+IF(MOD([.J15];2) = 0; VLOOKUP([.J15]/2;[.J:.K];2;0); 0)"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E15]+[.E8]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15]+[.H8]"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K15]+IF(MOD([.J16];2) = 0; VLOOKUP([.J16]/2;[.J:.K];2;0); 0)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E16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16]"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K16]+IF(MOD([.J17];2) = 0; VLOOKUP([.J17]/2;[.J:.K];2;0); 0)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E17]+[.E9]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17]+[.H9]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K17]+IF(MOD([.J18];2) = 0; VLOOKUP([.J18]/2;[.J:.K];2;0); 0)" office:value-type="float" office:value="46" calcext:value-type="float">
            <text:p>46</text:p>
          </table:table-cell>
        </table:table-row>
        <table:table-row table:style-name="ro1">
          <table:table-cell/>
          <table:table-cell table:formula="of:=[.B10]*[.E20]" office:value-type="float" office:value="28" calcext:value-type="float">
            <text:p>2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18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18]"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K18]+IF(MOD([.J19];2) = 0; VLOOKUP([.J19]/2;[.J:.K];2;0); 0)"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E19]+[.E10]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19]+[.H10]"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19]+IF(MOD([.J20];2) = 0; VLOOKUP([.J20]/2;[.J:.K];2;0); 0)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09:22:28.489000000</meta:creation-date>
    <dc:date>2023-03-10T09:31:38.847000000</dc:date>
    <meta:editing-duration>PT9M11S</meta:editing-duration>
    <meta:editing-cycles>1</meta:editing-cycles>
    <meta:document-statistic meta:table-count="1" meta:cell-count="114" meta:object-count="0"/>
    <meta:generator>LibreOffice/7.5.0.3$Windows_X86_64 LibreOffice_project/c21113d003cd3efa8c53188764377a8272d9d6de</meta:generator>
  </office:meta>
</office:document-meta>
</file>